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0.7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c9211e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Default" office:value-type="string" calcext:value-type="string">
            <text:p>Test with Level B 1, 2, &amp; 3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Sleep Time</text:p>
          </table:table-cell>
          <table:covered-table-cell/>
          <table:table-cell table:number-columns-repeated="1019"/>
        </table:table-row>
        <table:table-row table:style-name="ro1">
          <table:table-cell table:style-name="Default" office:value-type="string" calcext:value-type="string">
            <text:p>Elapse Time</text:p>
          </table:table-cell>
          <table:table-cell office:value-type="string" calcext:value-type="string">
            <text:p>Trig Data Len</text:p>
          </table:table-cell>
          <table:table-cell office:value-type="string" calcext:value-type="string">
            <text:p>Max Threads</text:p>
          </table:table-cell>
          <table:table-cell office:value-type="string" calcext:value-type="string">
            <text:p>Trans Thread</text:p>
          </table:table-cell>
          <table:table-cell office:value-type="string" calcext:value-type="string">
            <text:p>List File</text:p>
          </table:table-cell>
          <table:table-cell office:value-type="string" calcext:value-type="string">
            <text:p>Create List</text:p>
          </table:table-cell>
          <table:table-cell office:value-type="string" calcext:value-type="string">
            <text:p>Files Trans</text:p>
          </table:table-cell>
          <table:table-cell office:value-type="string" calcext:value-type="string">
            <text:p>Total Files</text:p>
          </table:table-cell>
          <table:table-cell table:number-columns-repeated="1016"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58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.7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.8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6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48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.9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8176" calcext:value-type="float">
            <text:p>8176</text:p>
          </table:table-cell>
          <table:table-cell office:value-type="float" office:value="10215" calcext:value-type="float">
            <text:p>102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Changed the sample siz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1.4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1796" calcext:value-type="float">
            <text:p>21796</text:p>
          </table:table-cell>
          <table:table-cell office:value-type="float" office:value="27245" calcext:value-type="float">
            <text:p>272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fter moving decrement close to call to translat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0.4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1805" calcext:value-type="float">
            <text:p>21805</text:p>
          </table:table-cell>
          <table:table-cell office:value-type="float" office:value="27245" calcext:value-type="float">
            <text:p>272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Changed the sample siz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:33.4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95" calcext:value-type="float">
            <text:p>87195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.8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64" calcext:value-type="float">
            <text:p>87164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ailed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87164" calcext:value-type="float">
            <text:p>87164</text:p>
          </table:table-cell>
          <table:table-cell table:style-name="ce5" office:value-type="float" office:value="108985" calcext:value-type="float">
            <text:p>108985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Failed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87164" calcext:value-type="float">
            <text:p>87164</text:p>
          </table:table-cell>
          <table:table-cell table:style-name="ce5"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ailed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87164" calcext:value-type="float">
            <text:p>87164</text:p>
          </table:table-cell>
          <table:table-cell table:style-name="ce5"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ailed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87164" calcext:value-type="float">
            <text:p>87164</text:p>
          </table:table-cell>
          <table:table-cell table:style-name="ce5"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.2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6053" calcext:value-type="float">
            <text:p>66053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00.5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73" calcext:value-type="float">
            <text:p>87173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.6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73" calcext:value-type="float">
            <text:p>87173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05.3</text:p>
          </table:table-cell>
          <table:table-cell table:style-name="ce6" office:value-type="float" office:value="8900" calcext:value-type="float">
            <text:p>89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64" calcext:value-type="float">
            <text:p>87164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06.0</text:p>
          </table:table-cell>
          <table:table-cell table:style-name="ce6" office:value-type="float" office:value="8900" calcext:value-type="float">
            <text:p>89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64" calcext:value-type="float">
            <text:p>87164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.0</text:p>
          </table:table-cell>
          <table:table-cell table:style-name="ce6" office:value-type="float" office:value="9740" calcext:value-type="float">
            <text:p>97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64" calcext:value-type="float">
            <text:p>87164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.4</text:p>
          </table:table-cell>
          <table:table-cell table:style-name="ce6" office:value-type="float" office:value="9740" calcext:value-type="float">
            <text:p>97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47" calcext:value-type="float">
            <text:p>87147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hange code so it never goes pass data 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9.6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49" calcext:value-type="float">
            <text:p>87149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00.9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72" calcext:value-type="float">
            <text:p>87172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43.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72" calcext:value-type="float">
            <text:p>87172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.5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058" calcext:value-type="float">
            <text:p>87058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.2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087" calcext:value-type="float">
            <text:p>87087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.1</text:p>
          </table:table-cell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6964" calcext:value-type="float">
            <text:p>86964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.9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057" calcext:value-type="float">
            <text:p>87057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:00.7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37" calcext:value-type="float">
            <text:p>87137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7149" calcext:value-type="float">
            <text:p>87149</text:p>
          </table:table-cell>
          <table:table-cell office:value-type="float" office:value="108985" calcext:value-type="float">
            <text:p>108985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>
        <number:embedded-text number:position="2">: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2:17:27.051000000</meta:creation-date>
    <dc:date>2022-07-15T18:53:54.770000000</dc:date>
    <meta:editing-duration>PT1H22M4S</meta:editing-duration>
    <meta:editing-cycles>2</meta:editing-cycles>
    <meta:generator>LibreOffice/7.3.1.3$Windows_X86_64 LibreOffice_project/a69ca51ded25f3eefd52d7bf9a5fad8c90b87951</meta:generator>
    <meta:document-statistic meta:table-count="1" meta:cell-count="293" meta:object-count="0"/>
  </office:meta>
</office:document-meta>
</file>